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frame draw:style-name="gr1" draw:layer="layout" svg:width="1.031cm" svg:height="0.357cm" svg:x="2.298cm" svg:y="0.37cm">
            <draw:text-box>
              <text:p>jjm pair</text:p>
            </draw:text-box>
          </draw:frame>
          <draw:frame draw:style-name="gr1" draw:layer="layout" svg:width="1.365cm" svg:height="0.357cm" svg:x="8.075cm" svg:y="0.339cm">
            <draw:text-box>
              <text:p>jjm impair</text:p>
            </draw:text-box>
          </draw:frame>
          <draw:frame draw:style-name="gr1" draw:layer="layout" svg:width="0.946cm" svg:height="0.357cm" svg:x="0.197cm" svg:y="2.275cm">
            <draw:text-box>
              <text:p>grille u</text:p>
            </draw:text-box>
          </draw:frame>
          <draw:frame draw:style-name="gr1" draw:layer="layout" svg:width="0.929cm" svg:height="0.357cm" svg:x="0.197cm" svg:y="5.704cm">
            <draw:text-box>
              <text:p>grille v</text:p>
            </draw:text-box>
          </draw:frame>
          <draw:custom-shape draw:style-name="gr2" draw:text-style-name="P1" draw:layer="layout" svg:width="0.127cm" svg:height="0.127cm" svg:x="2.428cm" svg:y="1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2.428cm" svg:y="3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2.428cm" svg:y="4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2.428cm" svg:y="6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2.428cm" svg:y="7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8.042cm" svg:y="1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8.042cm" svg:y="3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8.042cm" svg:y="4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8.042cm" svg:y="5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8.042cm" svg:y="7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0.18cm" svg:height="0.357cm" svg:x="2.682cm" svg:y="0.932cm">
            <draw:text-box>
              <text:p>1</text:p>
            </draw:text-box>
          </draw:frame>
          <draw:custom-shape draw:style-name="gr2" draw:text-style-name="P1" draw:layer="layout" svg:width="0.127cm" svg:height="0.127cm" svg:x="2.428cm" svg:y="2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1.251cm" svg:height="0.357cm" svg:x="2.682cm" svg:y="2.213cm">
            <draw:text-box>
              <text:p>(jjm/2)+1</text:p>
            </draw:text-box>
          </draw:frame>
          <draw:frame draw:style-name="gr1" draw:layer="layout" svg:width="0.772cm" svg:height="0.357cm" svg:x="2.682cm" svg:y="3.425cm">
            <draw:text-box>
              <text:p>jjm+1</text:p>
            </draw:text-box>
          </draw:frame>
          <draw:frame draw:style-name="gr1" draw:layer="layout" svg:width="0.18cm" svg:height="0.357cm" svg:x="2.682cm" svg:y="4.141cm">
            <draw:text-box>
              <text:p>1</text:p>
            </draw:text-box>
          </draw:frame>
          <draw:custom-shape draw:style-name="gr2" draw:text-style-name="P1" draw:layer="layout" svg:width="0.127cm" svg:height="0.127cm" svg:x="2.428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1.957cm" svg:height="0.357cm" svg:x="2.682cm" svg:y="5.269cm">
            <draw:text-box>
              <text:p>jjm/2=<text:span text:style-name="T1">E(jjm/2)</text:span></text:p>
            </draw:text-box>
          </draw:frame>
          <draw:frame draw:style-name="gr1" draw:layer="layout" svg:width="1.264cm" svg:height="0.357cm" svg:x="5.582cm" svg:y="5.631cm">
            <draw:text-box>
              <text:p>équateur</text:p>
            </draw:text-box>
          </draw:frame>
          <draw:frame draw:style-name="gr1" draw:layer="layout" svg:width="3.473cm" svg:height="0.357cm" svg:x="2.617cm" svg:y="6.026cm">
            <draw:text-box>
              <text:p>(jjm/2)+1=<text:span text:style-name="T1">E((jjm+1)/2)+1</text:span></text:p>
            </draw:text-box>
          </draw:frame>
          <draw:frame draw:style-name="gr1" draw:layer="layout" svg:width="0.408cm" svg:height="0.357cm" svg:x="2.682cm" svg:y="7.163cm">
            <draw:text-box>
              <text:p>jjm</text:p>
            </draw:text-box>
          </draw:frame>
          <draw:line draw:style-name="gr3" draw:text-style-name="P1" draw:layer="layout" svg:x1="1.269cm" svg:y1="0.135cm" svg:x2="1.269cm" svg:y2="7.635cm">
            <text:p/>
          </draw:line>
          <draw:line draw:style-name="gr3" draw:text-style-name="P1" draw:layer="layout" svg:x1="6.969cm" svg:y1="0.135cm" svg:x2="6.969cm" svg:y2="7.635cm">
            <text:p/>
          </draw:line>
          <draw:line draw:style-name="gr3" draw:text-style-name="P1" draw:layer="layout" svg:x1="0.186cm" svg:y1="0.878cm" svg:x2="12.793cm" svg:y2="0.878cm">
            <text:p/>
          </draw:line>
          <draw:line draw:style-name="gr3" draw:text-style-name="P1" draw:layer="layout" svg:x1="0.186cm" svg:y1="4.078cm" svg:x2="12.793cm" svg:y2="4.078cm">
            <text:p/>
          </draw:line>
          <draw:line draw:style-name="gr4" draw:text-style-name="P1" draw:layer="layout" svg:x1="1.537cm" svg:y1="5.831cm" svg:x2="5.477cm" svg:y2="5.831cm">
            <text:p/>
          </draw:line>
          <draw:frame draw:style-name="gr1" draw:layer="layout" svg:width="1.264cm" svg:height="0.357cm" svg:x="5.631cm" svg:y="2.248cm">
            <draw:text-box>
              <text:p>équateur</text:p>
            </draw:text-box>
          </draw:frame>
          <draw:line draw:style-name="gr4" draw:text-style-name="P1" draw:layer="layout" svg:x1="1.537cm" svg:y1="2.431cm" svg:x2="5.477cm" svg:y2="2.431cm">
            <text:p/>
          </draw:line>
          <draw:frame draw:style-name="gr1" draw:layer="layout" svg:width="1.264cm" svg:height="0.357cm" svg:x="11.482cm" svg:y="5.631cm">
            <draw:text-box>
              <text:p>équateur</text:p>
            </draw:text-box>
          </draw:frame>
          <draw:line draw:style-name="gr4" draw:text-style-name="P1" draw:layer="layout" svg:x1="7.222cm" svg:y1="5.831cm" svg:x2="11.328cm" svg:y2="5.831cm">
            <text:p/>
          </draw:line>
          <draw:frame draw:style-name="gr1" draw:layer="layout" svg:width="1.264cm" svg:height="0.357cm" svg:x="11.431cm" svg:y="2.248cm">
            <draw:text-box>
              <text:p>équateur</text:p>
            </draw:text-box>
          </draw:frame>
          <draw:line draw:style-name="gr4" draw:text-style-name="P1" draw:layer="layout" svg:x1="7.222cm" svg:y1="2.431cm" svg:x2="11.239cm" svg:y2="2.431cm">
            <text:p/>
          </draw:line>
          <draw:frame draw:style-name="gr1" draw:layer="layout" svg:width="0.18cm" svg:height="0.357cm" svg:x="8.309cm" svg:y="0.932cm">
            <draw:text-box>
              <text:p>1</text:p>
            </draw:text-box>
          </draw:frame>
          <draw:frame draw:style-name="gr1" draw:layer="layout" svg:width="0.772cm" svg:height="0.357cm" svg:x="8.309cm" svg:y="3.464cm">
            <draw:text-box>
              <text:p>jjm+1</text:p>
            </draw:text-box>
          </draw:frame>
          <draw:frame draw:style-name="gr1" draw:layer="layout" svg:width="0.18cm" svg:height="0.357cm" svg:x="8.309cm" svg:y="4.18cm">
            <draw:text-box>
              <text:p>1</text:p>
            </draw:text-box>
          </draw:frame>
          <draw:frame draw:style-name="gr1" draw:layer="layout" svg:width="0.408cm" svg:height="0.357cm" svg:x="8.309cm" svg:y="7.063cm">
            <draw:text-box>
              <text:p>jjm</text:p>
            </draw:text-box>
          </draw:frame>
          <draw:custom-shape draw:style-name="gr2" draw:text-style-name="P1" draw:layer="layout" svg:width="0.127cm" svg:height="0.127cm" svg:x="8.042cm" svg:y="2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3.109cm" svg:height="0.357cm" svg:x="8.257cm" svg:y="1.941cm">
            <draw:text-box>
              <text:p>(jjm+1)/2=<text:span text:style-name="T1">E((jjm+1)/2)</text:span></text:p>
            </draw:text-box>
          </draw:frame>
          <draw:custom-shape draw:style-name="gr2" draw:text-style-name="P1" draw:layer="layout" svg:width="0.127cm" svg:height="0.127cm" svg:x="8.042cm" svg:y="2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898cm" svg:height="0.357cm" svg:x="8.309cm" svg:y="2.604cm">
            <draw:text-box>
              <text:p>(jjm+3)/2=<text:span text:style-name="T1">E(jjm/2)+2</text:span></text:p>
            </draw:text-box>
          </draw:frame>
          <draw:frame draw:style-name="gr1" draw:layer="layout" svg:width="1.251cm" svg:height="0.357cm" svg:x="8.309cm" svg:y="5.612cm">
            <draw:text-box>
              <text:p>(jjm+1)/2</text:p>
            </draw:text-box>
          </draw:frame>
          <draw:custom-shape draw:style-name="gr2" draw:text-style-name="P1" draw:layer="layout" svg:width="0.127cm" svg:height="0.127cm" svg:x="2.428cm" svg:y="2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2.428cm" svg:y="1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2" draw:layer="layout" svg:width="2.533cm" svg:height="0.357cm" svg:x="2.661cm" svg:y="1.726cm">
            <draw:text-box>
              <text:p>jjm/2=<text:span text:style-name="T1">E((jjm+1)/2)</text:span></text:p>
            </draw:text-box>
          </draw:frame>
          <draw:frame draw:style-name="gr1" draw:text-style-name="P2" draw:layer="layout" svg:width="2.898cm" svg:height="0.357cm" svg:x="2.594cm" svg:y="2.744cm">
            <draw:text-box>
              <text:p>(jjm/2)+2=<text:span text:style-name="T1">E(jjm/2)+2</text:span></text:p>
            </draw:text-box>
          </draw:frame>
          <draw:custom-shape draw:style-name="gr2" draw:text-style-name="P1" draw:layer="layout" svg:width="0.127cm" svg:height="0.127cm" svg:x="8.042cm" svg:y="6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27cm" svg:height="0.127cm" svg:x="8.042cm" svg:y="5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2" draw:layer="layout" svg:width="2.453cm" svg:height="0.357cm" svg:x="8.282cm" svg:y="5.08cm">
            <draw:text-box>
              <text:p>(jjm-1)/2=<text:span text:style-name="T1">E(jjm/2)</text:span></text:p>
            </draw:text-box>
          </draw:frame>
          <draw:frame draw:style-name="gr1" draw:text-style-name="P2" draw:layer="layout" svg:width="3.473cm" svg:height="0.357cm" svg:x="8.283cm" svg:y="6.125cm">
            <draw:text-box>
              <text:p>(jjm+3)/2=<text:span text:style-name="T1">E((jjm+1)/2)+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8:04:20.722367921</meta:creation-date>
    <meta:editing-duration>PT1H11M2S</meta:editing-duration>
    <meta:editing-cycles>28</meta:editing-cycles>
    <meta:generator>LibreOffice/4.2.8.2$Linux_X86_64 LibreOffice_project/420m0$Build-2</meta:generator>
    <dc:title>graphiques</dc:title>
    <meta:initial-creator>Lionel GUEZ</meta:initial-creator>
    <dc:date>2015-07-29T16:40:25.037000434</dc:date>
    <dc:creator>Lionel GUEZ</dc:creator>
    <meta:document-statistic meta:object-count="53"/>
    <meta:template xlink:type="simple" xlink:actuate="onRequest" xlink:title="graphiques" xlink:href="../../../../../../../.config/libreoffice/4/user/template/graphiques.otg" meta:date="2015-06-19T18:04:20.648039206"/>
  </office:meta>
</office:document-meta>
</file>